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paragraph-rsid="002c0d13" style:font-weight-asian="bold" style:font-weight-complex="bold"/>
    </style:style>
    <style:style style:name="P17" style:family="paragraph" style:parent-style-name="Standard">
      <style:text-properties fo:font-weight="bold" officeooo:paragraph-rsid="002e799e" style:font-weight-asian="bold" style:font-weight-complex="bold"/>
    </style:style>
    <style:style style:name="P18" style:family="paragraph" style:parent-style-name="Standard">
      <style:text-properties fo:font-weight="bold" officeooo:paragraph-rsid="002fa828" style:font-weight-asian="bold" style:font-weight-complex="bold"/>
    </style:style>
    <style:style style:name="P19" style:family="paragraph" style:parent-style-name="Standard">
      <style:text-properties fo:font-weight="bold" officeooo:paragraph-rsid="00302777" style:font-weight-asian="bold" style:font-weight-complex="bold"/>
    </style:style>
    <style:style style:name="P20" style:family="paragraph" style:parent-style-name="Standard">
      <style:text-properties fo:font-weight="bold" officeooo:rsid="002beaa6" officeooo:paragraph-rsid="002beaa6" style:font-weight-asian="bold" style:font-weight-complex="bold"/>
    </style:style>
    <style:style style:name="P21" style:family="paragraph" style:parent-style-name="Standard">
      <style:text-properties fo:font-weight="bold" officeooo:rsid="002aa6b8" officeooo:paragraph-rsid="002aa6b8" style:font-weight-asian="bold" style:font-weight-complex="bold"/>
    </style:style>
    <style:style style:name="P22" style:family="paragraph" style:parent-style-name="Standard">
      <style:text-properties fo:font-weight="bold" officeooo:rsid="002aa6b8" officeooo:paragraph-rsid="00267526" style:font-weight-asian="bold" style:font-weight-complex="bold"/>
    </style:style>
    <style:style style:name="P23" style:family="paragraph" style:parent-style-name="Standard">
      <style:text-properties fo:font-weight="normal" officeooo:rsid="001fd528" officeooo:paragraph-rsid="00253253" style:font-weight-asian="normal" style:font-weight-complex="normal"/>
    </style:style>
    <style:style style:name="P24" style:family="paragraph" style:parent-style-name="Standard">
      <style:text-properties fo:font-weight="normal" officeooo:rsid="001fd528" officeooo:paragraph-rsid="00267526" style:font-weight-asian="normal" style:font-weight-complex="normal"/>
    </style:style>
    <style:style style:name="P25" style:family="paragraph" style:parent-style-name="Standard">
      <style:text-properties fo:font-weight="normal" officeooo:paragraph-rsid="002aa6b8" style:font-weight-asian="normal" style:font-weight-complex="normal"/>
    </style:style>
    <style:style style:name="P26" style:family="paragraph" style:parent-style-name="Standard">
      <style:text-properties fo:font-weight="normal" officeooo:paragraph-rsid="002beaa6" style:font-weight-asian="normal" style:font-weight-complex="normal"/>
    </style:style>
    <style:style style:name="P27" style:family="paragraph" style:parent-style-name="Standard">
      <style:text-properties fo:font-weight="normal" officeooo:rsid="002beaa6" officeooo:paragraph-rsid="002beaa6" style:font-weight-asian="normal" style:font-weight-complex="normal"/>
    </style:style>
    <style:style style:name="P28" style:family="paragraph" style:parent-style-name="Standard">
      <style:text-properties fo:font-weight="normal" officeooo:rsid="002e8963" officeooo:paragraph-rsid="002e8963" style:font-weight-asian="normal" style:font-weight-complex="normal"/>
    </style:style>
    <style:style style:name="P29" style:family="paragraph" style:parent-style-name="Standard">
      <style:text-properties fo:font-weight="normal" officeooo:rsid="003319df" officeooo:paragraph-rsid="003319df" style:font-weight-asian="normal" style:font-weight-complex="normal"/>
    </style:style>
    <style:style style:name="P30" style:family="paragraph" style:parent-style-name="Standard">
      <style:text-properties fo:font-weight="normal" officeooo:rsid="002aa6b8" officeooo:paragraph-rsid="002beaa6" style:font-weight-asian="normal" style:font-weight-complex="normal"/>
    </style:style>
    <style:style style:name="P31" style:family="paragraph" style:parent-style-name="Standard">
      <style:text-properties officeooo:paragraph-rsid="00267526"/>
    </style:style>
    <style:style style:name="P32" style:family="paragraph" style:parent-style-name="Standard">
      <style:text-properties officeooo:paragraph-rsid="00288b1f"/>
    </style:style>
    <style:style style:name="P33" style:family="paragraph" style:parent-style-name="Standard">
      <style:text-properties officeooo:rsid="0020ce34" officeooo:paragraph-rsid="0020ce34"/>
    </style:style>
    <style:style style:name="P34" style:family="paragraph" style:parent-style-name="Standard">
      <style:text-properties officeooo:rsid="0020ce34" officeooo:paragraph-rsid="001fd528"/>
    </style:style>
    <style:style style:name="P35" style:family="paragraph" style:parent-style-name="Standard">
      <style:text-properties officeooo:rsid="0021889d" officeooo:paragraph-rsid="0021889d"/>
    </style:style>
    <style:style style:name="P36" style:family="paragraph" style:parent-style-name="Standard">
      <style:text-properties officeooo:rsid="0021889d" officeooo:paragraph-rsid="00253253"/>
    </style:style>
    <style:style style:name="P37" style:family="paragraph" style:parent-style-name="Standard">
      <style:text-properties officeooo:rsid="00253253" officeooo:paragraph-rsid="00253253"/>
    </style:style>
    <style:style style:name="P38" style:family="paragraph" style:parent-style-name="Standard">
      <style:text-properties style:font-name="Liberation Mono" officeooo:rsid="001fd528" officeooo:paragraph-rsid="00228d21"/>
    </style:style>
    <style:style style:name="P39" style:family="paragraph" style:parent-style-name="Standard">
      <style:text-properties style:font-name="Liberation Mono" fo:font-style="normal" officeooo:rsid="001fd528" officeooo:paragraph-rsid="00267526" style:font-style-asian="normal" style:font-style-complex="normal"/>
    </style:style>
    <style:style style:name="P40" style:family="paragraph" style:parent-style-name="Standard">
      <style:text-properties style:font-name="Liberation Mono" fo:font-style="normal" fo:font-weight="normal" officeooo:rsid="002c0d13" officeooo:paragraph-rsid="002c0d13" style:font-style-asian="normal" style:font-weight-asian="normal" style:font-style-complex="normal" style:font-weight-complex="normal"/>
    </style:style>
    <style:style style:name="P41"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42" style:family="paragraph" style:parent-style-name="Standard">
      <style:text-properties style:font-name="Liberation Mono" fo:font-weight="normal" officeooo:rsid="002aa6b8" officeooo:paragraph-rsid="002aa6b8" style:font-weight-asian="normal" style:font-weight-complex="normal"/>
    </style:style>
    <style:style style:name="P43" style:family="paragraph" style:parent-style-name="Standard">
      <style:text-properties officeooo:rsid="00288b1f" officeooo:paragraph-rsid="00288b1f"/>
    </style:style>
    <style:style style:name="P44" style:family="paragraph" style:parent-style-name="Standard">
      <style:text-properties officeooo:paragraph-rsid="002aa6b8"/>
    </style:style>
    <style:style style:name="P45" style:family="paragraph" style:parent-style-name="Standard">
      <style:text-properties officeooo:paragraph-rsid="002beaa6"/>
    </style:style>
    <style:style style:name="P46" style:family="paragraph" style:parent-style-name="Standard">
      <style:text-properties officeooo:rsid="002aa6b8" officeooo:paragraph-rsid="002aa6b8"/>
    </style:style>
    <style:style style:name="P47"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48" style:family="paragraph" style:parent-style-name="Standard">
      <style:text-properties fo:font-style="normal" fo:font-weight="bold" officeooo:rsid="002c0d13" officeooo:paragraph-rsid="002c0d13" style:font-style-asian="normal" style:font-weight-asian="bold" style:font-style-complex="normal" style:font-weight-complex="bold"/>
    </style:style>
    <style:style style:name="P49"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50"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51"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52"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53" style:family="paragraph" style:parent-style-name="Standard">
      <style:text-properties fo:font-style="normal" fo:font-weight="normal" officeooo:rsid="002e8963" officeooo:paragraph-rsid="002e799e" style:font-style-asian="normal" style:font-weight-asian="normal" style:font-style-complex="normal" style:font-weight-complex="normal"/>
    </style:style>
    <style:style style:name="P54" style:family="paragraph" style:parent-style-name="Standard">
      <style:text-properties fo:font-style="normal" fo:font-weight="normal" officeooo:rsid="002e8963" officeooo:paragraph-rsid="002e8963" style:font-style-asian="normal" style:font-weight-asian="normal" style:font-style-complex="normal" style:font-weight-complex="normal"/>
    </style:style>
    <style:style style:name="P55" style:family="paragraph" style:parent-style-name="Standard">
      <style:text-properties fo:font-style="normal" fo:font-weight="normal" officeooo:rsid="002fa828" officeooo:paragraph-rsid="002fa828" style:font-style-asian="normal" style:font-weight-asian="normal" style:font-style-complex="normal" style:font-weight-complex="normal"/>
    </style:style>
    <style:style style:name="P56"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57" style:family="paragraph" style:parent-style-name="Standard">
      <style:text-properties officeooo:rsid="00267526" officeooo:paragraph-rsid="00267526"/>
    </style:style>
    <style:style style:name="P58" style:family="paragraph" style:parent-style-name="Text_20_body">
      <style:paragraph-properties fo:break-before="page"/>
      <style:text-properties fo:font-weight="bold" officeooo:paragraph-rsid="00238f83" style:font-weight-asian="bold" style:font-weight-complex="bold"/>
    </style:style>
    <style:style style:name="P59" style:family="paragraph" style:parent-style-name="Text_20_body">
      <style:paragraph-properties fo:break-before="page"/>
      <style:text-properties fo:font-weight="bold" officeooo:paragraph-rsid="00267526" style:font-weight-asian="bold" style:font-weight-complex="bold"/>
    </style:style>
    <style:style style:name="P60" style:family="paragraph" style:parent-style-name="Text_20_body">
      <style:text-properties officeooo:paragraph-rsid="00228d21"/>
    </style:style>
    <style:style style:name="P61" style:family="paragraph" style:parent-style-name="Text_20_body">
      <style:text-properties fo:font-weight="normal" officeooo:paragraph-rsid="00238f83" style:font-weight-asian="normal" style:font-weight-complex="normal"/>
    </style:style>
    <style:style style:name="P62" style:family="paragraph" style:parent-style-name="Text_20_body">
      <style:text-properties fo:font-weight="normal" officeooo:paragraph-rsid="00253253" style:font-weight-asian="normal" style:font-weight-complex="normal"/>
    </style:style>
    <style:style style:name="P63" style:family="paragraph" style:parent-style-name="Text_20_body">
      <style:text-properties fo:font-weight="normal" officeooo:paragraph-rsid="00267526" style:font-weight-asian="normal" style:font-weight-complex="normal"/>
    </style:style>
    <style:style style:name="P64" style:family="paragraph" style:parent-style-name="Text_20_body">
      <style:text-properties fo:font-weight="normal" officeooo:rsid="00253253" officeooo:paragraph-rsid="00238f83" style:font-weight-asian="normal" style:font-weight-complex="normal"/>
    </style:style>
    <style:style style:name="P65" style:family="paragraph" style:parent-style-name="Text_20_body">
      <style:text-properties officeooo:rsid="00228d21" officeooo:paragraph-rsid="00228d21"/>
    </style:style>
    <style:style style:name="P66" style:family="paragraph" style:parent-style-name="Text_20_body">
      <style:text-properties officeooo:rsid="00238f83" officeooo:paragraph-rsid="00228d21"/>
    </style:style>
    <style:style style:name="P67" style:family="paragraph" style:parent-style-name="Text_20_body">
      <style:text-properties style:font-name="Liberation Mono" fo:font-weight="normal" officeooo:rsid="00238f83" officeooo:paragraph-rsid="00238f83" style:font-weight-asian="normal" style:font-weight-complex="normal"/>
    </style:style>
    <style:style style:name="P68" style:family="paragraph" style:parent-style-name="Text_20_body">
      <style:text-properties style:font-name="Liberation Mono" fo:font-weight="normal" officeooo:rsid="00238f83" officeooo:paragraph-rsid="00253253" style:font-weight-asian="normal" style:font-weight-complex="normal"/>
    </style:style>
    <style:style style:name="P69" style:family="paragraph" style:parent-style-name="Text_20_body">
      <style:text-properties style:font-name="Liberation Mono" fo:font-weight="normal" officeooo:rsid="00238f83" officeooo:paragraph-rsid="00267526" style:font-weight-asian="normal" style:font-weight-complex="normal"/>
    </style:style>
    <style:style style:name="P70"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P71" style:family="paragraph" style:parent-style-name="Heading_20_1">
      <style:text-properties officeooo:rsid="00228d21" officeooo:paragraph-rsid="00228d21"/>
    </style:style>
    <style:style style:name="P72" style:family="paragraph" style:parent-style-name="Heading_20_1">
      <style:paragraph-properties fo:break-before="page"/>
      <style:text-properties officeooo:rsid="001fd528"/>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20ce34" style:font-weight-asian="bold" style:font-weight-complex="bold"/>
    </style:style>
    <style:style style:name="T13" style:family="text">
      <style:text-properties fo:font-weight="bold" officeooo:rsid="002e8963" style:font-weight-asian="bold" style:font-weight-complex="bold"/>
    </style:style>
    <style:style style:name="T14" style:family="text">
      <style:text-properties fo:font-style="italic" officeooo:rsid="00267526" style:font-style-asian="italic" style:font-style-complex="italic"/>
    </style:style>
    <style:style style:name="T15" style:family="text">
      <style:text-properties fo:font-style="italic" officeooo:rsid="002aa6b8" style:font-style-asian="italic" style:font-style-complex="italic"/>
    </style:style>
    <style:style style:name="T16" style:family="text">
      <style:text-properties fo:font-style="italic" officeooo:rsid="002beaa6" style:font-style-asian="italic" style:font-style-complex="italic"/>
    </style:style>
    <style:style style:name="T17" style:family="text">
      <style:text-properties fo:font-style="italic" fo:font-weight="normal" officeooo:rsid="00267526" style:font-style-asian="italic" style:font-weight-asian="normal" style:font-style-complex="italic" style:font-weight-complex="normal"/>
    </style:style>
    <style:style style:name="T18" style:family="text">
      <style:text-properties fo:font-style="italic" fo:font-weight="normal" officeooo:rsid="0026ac62" style:font-style-asian="italic" style:font-weight-asian="normal" style:font-style-complex="italic" style:font-weight-complex="normal"/>
    </style:style>
    <style:style style:name="T19" style:family="text">
      <style:text-properties officeooo:rsid="0020ce34"/>
    </style:style>
    <style:style style:name="T20" style:family="text">
      <style:text-properties fo:font-weight="normal" officeooo:rsid="001fd528" style:font-weight-asian="normal" style:font-weight-complex="normal"/>
    </style:style>
    <style:style style:name="T21" style:family="text">
      <style:text-properties fo:font-weight="normal" officeooo:rsid="0020ce34" style:font-weight-asian="normal" style:font-weight-complex="normal"/>
    </style:style>
    <style:style style:name="T22" style:family="text">
      <style:text-properties fo:font-weight="normal" officeooo:rsid="00253253" style:font-weight-asian="normal" style:font-weight-complex="normal"/>
    </style:style>
    <style:style style:name="T23" style:family="text">
      <style:text-properties fo:font-weight="normal" officeooo:rsid="00267526" style:font-weight-asian="normal" style:font-weight-complex="normal"/>
    </style:style>
    <style:style style:name="T24" style:family="text">
      <style:text-properties fo:font-weight="normal" officeooo:rsid="0026ac62" style:font-weight-asian="normal" style:font-weight-complex="normal"/>
    </style:style>
    <style:style style:name="T25" style:family="text">
      <style:text-properties fo:font-weight="normal" officeooo:rsid="00288b1f" style:font-weight-asian="normal" style:font-weight-complex="normal"/>
    </style:style>
    <style:style style:name="T26" style:family="text">
      <style:text-properties fo:font-weight="normal" officeooo:rsid="0028ae8d" style:font-weight-asian="normal" style:font-weight-complex="normal"/>
    </style:style>
    <style:style style:name="T27" style:family="text">
      <style:text-properties fo:font-weight="normal" officeooo:rsid="002aa6b8" style:font-weight-asian="normal" style:font-weight-complex="normal"/>
    </style:style>
    <style:style style:name="T28" style:family="text">
      <style:text-properties fo:font-weight="normal" officeooo:rsid="002beaa6" style:font-weight-asian="normal" style:font-weight-complex="normal"/>
    </style:style>
    <style:style style:name="T29" style:family="text">
      <style:text-properties fo:font-weight="normal" officeooo:rsid="002e8963" style:font-weight-asian="normal" style:font-weight-complex="normal"/>
    </style:style>
    <style:style style:name="T30" style:family="text">
      <style:text-properties fo:font-weight="normal" officeooo:rsid="003319df" style:font-weight-asian="normal" style:font-weight-complex="normal"/>
    </style:style>
    <style:style style:name="T31" style:family="text">
      <style:text-properties fo:font-weight="normal" officeooo:rsid="00341a79" style:font-weight-asian="normal" style:font-weight-complex="normal"/>
    </style:style>
    <style:style style:name="T32" style:family="text">
      <style:text-properties fo:font-weight="normal" officeooo:rsid="00354eb9" style:font-weight-asian="normal" style:font-weight-complex="normal"/>
    </style:style>
    <style:style style:name="T33" style:family="text">
      <style:text-properties officeooo:rsid="0021889d"/>
    </style:style>
    <style:style style:name="T34" style:family="text">
      <style:text-properties style:font-name="Liberation Mono" officeooo:rsid="001fd528"/>
    </style:style>
    <style:style style:name="T35" style:family="text">
      <style:text-properties style:font-name="Liberation Mono" officeooo:rsid="00238f83"/>
    </style:style>
    <style:style style:name="T36" style:family="text">
      <style:text-properties style:font-name="Liberation Mono" fo:font-style="normal" style:font-style-asian="normal" style:font-style-complex="normal"/>
    </style:style>
    <style:style style:name="T37" style:family="text">
      <style:text-properties style:font-name="Liberation Mono" fo:font-style="normal" officeooo:rsid="001fd528" style:font-style-asian="normal" style:font-style-complex="normal"/>
    </style:style>
    <style:style style:name="T38" style:family="text">
      <style:text-properties style:font-name="Liberation Mono" fo:font-style="normal" officeooo:rsid="00253253" style:font-style-asian="normal" style:font-style-complex="normal"/>
    </style:style>
    <style:style style:name="T39" style:family="text">
      <style:text-properties style:font-name="Liberation Mono" fo:font-style="normal" officeooo:rsid="00267526" style:font-style-asian="normal" style:font-style-complex="normal"/>
    </style:style>
    <style:style style:name="T40" style:family="text">
      <style:text-properties style:font-name="Liberation Mono" fo:font-style="normal" officeooo:rsid="0026ac62" style:font-style-asian="normal" style:font-style-complex="normal"/>
    </style:style>
    <style:style style:name="T41" style:family="text">
      <style:text-properties style:font-name="Liberation Mono" fo:font-style="normal" officeooo:rsid="00288b1f" style:font-style-asian="normal" style:font-style-complex="normal"/>
    </style:style>
    <style:style style:name="T42" style:family="text">
      <style:text-properties style:font-name="Liberation Mono" fo:font-style="normal" officeooo:rsid="002aa6b8" style:font-style-asian="normal" style:font-style-complex="normal"/>
    </style:style>
    <style:style style:name="T43" style:family="text">
      <style:text-properties style:font-name="Liberation Mono" fo:font-style="normal" fo:font-weight="normal" officeooo:rsid="002c0d13" style:font-style-asian="normal" style:font-weight-asian="normal" style:font-style-complex="normal" style:font-weight-complex="normal"/>
    </style:style>
    <style:style style:name="T44" style:family="text">
      <style:text-properties style:font-name="Liberation Mono" officeooo:rsid="00253253"/>
    </style:style>
    <style:style style:name="T45" style:family="text">
      <style:text-properties style:font-name="Liberation Mono" officeooo:rsid="00267526"/>
    </style:style>
    <style:style style:name="T46" style:family="text">
      <style:text-properties style:font-name="Liberation Mono" officeooo:rsid="0026ac62"/>
    </style:style>
    <style:style style:name="T47" style:family="text">
      <style:text-properties style:font-name="Liberation Mono" officeooo:rsid="002aa6b8"/>
    </style:style>
    <style:style style:name="T48" style:family="text">
      <style:text-properties officeooo:rsid="00228d21"/>
    </style:style>
    <style:style style:name="T49" style:family="text">
      <style:text-properties officeooo:rsid="00238f83"/>
    </style:style>
    <style:style style:name="T50" style:family="text">
      <style:text-properties officeooo:rsid="00243054"/>
    </style:style>
    <style:style style:name="T51" style:family="text">
      <style:text-properties officeooo:rsid="00253253"/>
    </style:style>
    <style:style style:name="T52" style:family="text">
      <style:text-properties fo:font-style="normal" officeooo:rsid="00267526" style:font-style-asian="normal" style:font-style-complex="normal"/>
    </style:style>
    <style:style style:name="T53" style:family="text">
      <style:text-properties fo:font-style="normal" officeooo:rsid="0026ac62" style:font-style-asian="normal" style:font-style-complex="normal"/>
    </style:style>
    <style:style style:name="T54" style:family="text">
      <style:text-properties fo:font-style="normal" officeooo:rsid="002aa6b8" style:font-style-asian="normal" style:font-style-complex="normal"/>
    </style:style>
    <style:style style:name="T55" style:family="text">
      <style:text-properties fo:font-style="normal" officeooo:rsid="002beaa6" style:font-style-asian="normal" style:font-style-complex="normal"/>
    </style:style>
    <style:style style:name="T56" style:family="text">
      <style:text-properties fo:font-style="normal" officeooo:rsid="002c0d13" style:font-style-asian="normal" style:font-style-complex="normal"/>
    </style:style>
    <style:style style:name="T57" style:family="text">
      <style:text-properties fo:font-style="normal" officeooo:rsid="00302777" style:font-style-asian="normal" style:font-style-complex="normal"/>
    </style:style>
    <style:style style:name="T58" style:family="text">
      <style:text-properties fo:font-style="normal" officeooo:rsid="0037c655" style:font-style-asian="normal" style:font-style-complex="normal"/>
    </style:style>
    <style:style style:name="T59" style:family="text">
      <style:text-properties fo:font-style="normal" officeooo:rsid="002fa828" style:font-style-asian="normal" style:font-style-complex="normal"/>
    </style:style>
    <style:style style:name="T60" style:family="text">
      <style:text-properties fo:font-style="normal" fo:font-weight="normal" officeooo:rsid="00267526" style:font-style-asian="normal" style:font-weight-asian="normal" style:font-style-complex="normal" style:font-weight-complex="normal"/>
    </style:style>
    <style:style style:name="T61" style:family="text">
      <style:text-properties fo:font-style="normal" fo:font-weight="normal" officeooo:rsid="0026ac62" style:font-style-asian="normal" style:font-weight-asian="normal" style:font-style-complex="normal" style:font-weight-complex="normal"/>
    </style:style>
    <style:style style:name="T62" style:family="text">
      <style:text-properties fo:font-style="normal" fo:font-weight="normal" officeooo:rsid="002c0d13" style:font-style-asian="normal" style:font-weight-asian="normal" style:font-style-complex="normal" style:font-weight-complex="normal"/>
    </style:style>
    <style:style style:name="T63" style:family="text">
      <style:text-properties fo:font-style="normal" fo:font-weight="normal" officeooo:rsid="002e799e" style:font-style-asian="normal" style:font-weight-asian="normal" style:font-style-complex="normal" style:font-weight-complex="normal"/>
    </style:style>
    <style:style style:name="T64" style:family="text">
      <style:text-properties fo:font-style="normal" fo:font-weight="normal" officeooo:rsid="002e8963" style:font-style-asian="normal" style:font-weight-asian="normal" style:font-style-complex="normal" style:font-weight-complex="normal"/>
    </style:style>
    <style:style style:name="T65" style:family="text">
      <style:text-properties fo:font-style="normal" fo:font-weight="normal" officeooo:rsid="002fa828" style:font-style-asian="normal" style:font-weight-asian="normal" style:font-style-complex="normal" style:font-weight-complex="normal"/>
    </style:style>
    <style:style style:name="T66" style:family="text">
      <style:text-properties fo:font-style="normal" fo:font-weight="normal" officeooo:rsid="00302777" style:font-style-asian="normal" style:font-weight-asian="normal" style:font-style-complex="normal" style:font-weight-complex="normal"/>
    </style:style>
    <style:style style:name="T67" style:family="text">
      <style:text-properties fo:font-style="normal" fo:font-weight="normal" officeooo:rsid="0038ec22" style:font-style-asian="normal" style:font-weight-asian="normal" style:font-style-complex="normal" style:font-weight-complex="normal"/>
    </style:style>
    <style:style style:name="T68" style:family="text">
      <style:text-properties fo:font-style="normal" fo:font-weight="bold" officeooo:rsid="00267526" style:font-style-asian="normal" style:font-weight-asian="bold" style:font-style-complex="normal" style:font-weight-complex="bold"/>
    </style:style>
    <style:style style:name="T69" style:family="text">
      <style:text-properties fo:font-style="normal" fo:font-weight="bold" officeooo:rsid="0026ac62" style:font-style-asian="normal" style:font-weight-asian="bold" style:font-style-complex="normal" style:font-weight-complex="bold"/>
    </style:style>
    <style:style style:name="T70" style:family="text">
      <style:text-properties fo:font-style="normal" fo:font-weight="bold" officeooo:rsid="002beaa6" style:font-style-asian="normal" style:font-weight-asian="bold" style:font-style-complex="normal" style:font-weight-complex="bold"/>
    </style:style>
    <style:style style:name="T71" style:family="text">
      <style:text-properties officeooo:rsid="00267526"/>
    </style:style>
    <style:style style:name="T72" style:family="text">
      <style:text-properties officeooo:rsid="0026ac62"/>
    </style:style>
    <style:style style:name="T73" style:family="text">
      <style:text-properties officeooo:rsid="00288b1f"/>
    </style:style>
    <style:style style:name="T74" style:family="text">
      <style:text-properties officeooo:rsid="002aa6b8"/>
    </style:style>
    <style:style style:name="T75" style:family="text">
      <style:text-properties officeooo:rsid="002e8963"/>
    </style:style>
    <style:style style:name="T76" style:family="text">
      <style:text-properties officeooo:rsid="0035dc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Miscellaneous JSON file:</text:h>
      <text:p text:style-name="P65">The whole point of this Reference refactoring is to have the possibility of including random data in the form of JSON-file and having the system to be able to reference that data in user selections, autofilled fields, derived values and indexing.</text:p>
      <text:p text:style-name="P65">Data inside these miscellaneous JSON-files is referenced using path-navigation with different levels of hierarchy separated by a period.</text:p>
      <text:p text:style-name="P65">This data should follow a couple of simple restrictions to be able to be referenced by the system.</text:p>
      <text:p text:style-name="P60"><text:span text:style-name="T48">* Data is imported as a json-file. Only content inside the file should be json-parseable text </text:span><text:span text:style-name="T49">with everything in the file included inside one json-object.</text:span></text:p>
      <text:p text:style-name="P60"><text:span text:style-name="T49">* The root object (meaning the curly brackets containing everything in the file) should have a “key” attribute with a unique value distinguishing the miscellaneous data provided in that file. This key is used as a </text:span><text:span text:style-name="T5">primary-key</text:span><text:span text:style-name="T49"> in a database table row that will contain the imported json-data. At first only overwrite insert is provided for the data (new json-file replaces the old data with the same key), but merge operation might be possible in the future.</text:span></text:p>
      <text:p text:style-name="P66">* The root object should have a “data” attribute that contains a json-array (list of ordered json-values, -objects or -arrays contained between brackets) that should contain the actual miscellaneous data in a repeating format where each repeating object should be separable with a distinct value (this is not a strict requirement however, but if it's not followed then only the first encountered match is returned when these objects are referenced).</text:p>
      <text:p text:style-name="P66">* If there is any repeatable data inside the miscellaneous data that has to be referenced through iteration (meaning for example that user has to be able to choose between objects that are distinguishable through an unique key) then that data should also be included as a json-array, otherwise the path-navigation needed for referencing the data has no way of detecting the need for iteration.</text:p>
      <text:p text:style-name="P64">* If there is no key-attribute or the attribute is empty then the json-file is not saved.</text:p>
      <text:p text:style-name="P64">* If there is no data-attribute or the attribute is empty (either null or length 0) then the json-file is not saved.</text:p>
      <text:p text:style-name="P58"><text:span text:style-name="T49">Miscellaneous json-data example </text:span><text:span text:style-name="T71">1</text:span><text:span text:style-name="T49">:</text:span></text:p>
      <text:p text:style-name="P67">{</text:p>
      <text:p text:style-name="P61"><text:span text:style-name="T35"><text:tab/>“key”: “lists</text:span><text:span text:style-name="T45">1</text:span><text:span text:style-name="T35">”,</text:span></text:p>
      <text:p text:style-name="P67"><text:tab/>“data”: [</text:p>
      <text:p text:style-name="P67"><text:tab/><text:tab/>{</text:p>
      <text:p text:style-name="P67"><text:tab/><text:tab/><text:tab/>“key”: “list1”,</text:p>
      <text:p text:style-name="P61"><text:span text:style-name="T35"><text:tab/><text:tab/><text:tab/>“</text:span><text:span text:style-name="T46">name</text:span><text:span text:style-name="T44">”: “List 1”,</text:span></text:p>
      <text:p text:style-name="P67"><text:tab/><text:tab/><text:tab/>“values”: [</text:p>
      <text:p text:style-name="P67"><text:tab/><text:tab/><text:tab/><text:tab/>{</text:p>
      <text:p text:style-name="P67"><text:tab/><text:tab/><text:tab/><text:tab/><text:tab/>“key”: 1,</text:p>
      <text:p text:style-name="P61"><text:span text:style-name="T35"><text:tab/><text:tab/><text:tab/><text:tab/><text:tab/>“</text:span><text:span text:style-name="T46">name</text:span><text:span text:style-name="T35">”: “Value1”</text:span></text:p>
      <text:p text:style-name="P67"><text:tab/><text:tab/><text:tab/><text:tab/>},</text:p>
      <text:p text:style-name="P67"><text:tab/><text:tab/><text:tab/><text:tab/>{</text:p>
      <text:p text:style-name="P67"><text:tab/><text:tab/><text:tab/><text:tab/><text:tab/>“key”: 2,</text:p>
      <text:p text:style-name="P61"><text:span text:style-name="T35"><text:tab/><text:tab/><text:tab/><text:tab/><text:tab/>“</text:span><text:span text:style-name="T46">name</text:span><text:span text:style-name="T35">”: “Value2”</text:span></text:p>
      <text:p text:style-name="P67"><text:tab/><text:tab/><text:tab/><text:tab/>}</text:p>
      <text:p text:style-name="P67"><text:tab/><text:tab/><text:tab/>]</text:p>
      <text:p text:style-name="P67"><text:tab/><text:tab/>},</text:p>
      <text:p text:style-name="P67"><text:tab/><text:tab/>{</text:p>
      <text:p text:style-name="P68"><text:tab/><text:tab/><text:tab/>“key”: “list2”,</text:p>
      <text:p text:style-name="P62"><text:span text:style-name="T35"><text:tab/><text:tab/><text:tab/>“</text:span><text:span text:style-name="T46">name</text:span><text:span text:style-name="T44">”: “List 2”,</text:span></text:p>
      <text:p text:style-name="P67"><text:tab/><text:tab/><text:tab/>“values”: [</text:p>
      <text:p text:style-name="P67"><text:tab/><text:tab/><text:tab/><text:tab/>{</text:p>
      <text:p text:style-name="P67"><text:tab/><text:tab/><text:tab/><text:tab/><text:tab/>“key”: 1,</text:p>
      <text:p text:style-name="P61"><text:span text:style-name="T35"><text:tab/><text:tab/><text:tab/><text:tab/><text:tab/>“</text:span><text:span text:style-name="T46">name</text:span><text:span text:style-name="T35">”: “Value1”</text:span></text:p>
      <text:p text:style-name="P67"><text:tab/><text:tab/><text:tab/><text:tab/>},</text:p>
      <text:p text:style-name="P67"><text:tab/><text:tab/><text:tab/><text:tab/>{</text:p>
      <text:p text:style-name="P67"><text:tab/><text:tab/><text:tab/><text:tab/><text:tab/>“key”: 2,</text:p>
      <text:p text:style-name="P61"><text:span text:style-name="T35"><text:tab/><text:tab/><text:tab/><text:tab/><text:tab/>“</text:span><text:span text:style-name="T46">name</text:span><text:span text:style-name="T35">”: “Value2”</text:span></text:p>
      <text:p text:style-name="P67"><text:tab/><text:tab/><text:tab/><text:tab/>}</text:p>
      <text:p text:style-name="P67"><text:tab/><text:tab/><text:tab/>]</text:p>
      <text:p text:style-name="P67"><text:tab/><text:tab/>}</text:p>
      <text:p text:style-name="P67"><text:tab/>]</text:p>
      <text:p text:style-name="P67">}</text:p>
      <text:p text:style-name="P59"><text:span text:style-name="T49">Miscellaneous json-data example </text:span><text:span text:style-name="T71">2</text:span><text:span text:style-name="T49">:</text:span></text:p>
      <text:p text:style-name="P69">{</text:p>
      <text:p text:style-name="P63"><text:span text:style-name="T35"><text:tab/>“key”: “lists</text:span><text:span text:style-name="T45">2</text:span><text:span text:style-name="T35">”,</text:span></text:p>
      <text:p text:style-name="P69"><text:tab/>“data”: [</text:p>
      <text:p text:style-name="P69"><text:tab/><text:tab/>{</text:p>
      <text:p text:style-name="P63"><text:span text:style-name="T35"><text:tab/><text:tab/><text:tab/>“</text:span><text:span text:style-name="T46">name</text:span><text:span text:style-name="T44">”: “</text:span><text:span text:style-name="T45">First half</text:span><text:span text:style-name="T44">”,</text:span></text:p>
      <text:p text:style-name="P69"><text:tab/><text:tab/><text:tab/>“values”: [</text:p>
      <text:p text:style-name="P69"><text:tab/><text:tab/><text:tab/><text:tab/>{</text:p>
      <text:p text:style-name="P69"><text:tab/><text:tab/><text:tab/><text:tab/><text:tab/>“key”: 1,</text:p>
      <text:p text:style-name="P63"><text:span text:style-name="T35"><text:tab/><text:tab/><text:tab/><text:tab/><text:tab/>“</text:span><text:span text:style-name="T46">name</text:span><text:span text:style-name="T35">”: “Value1”</text:span></text:p>
      <text:p text:style-name="P69"><text:tab/><text:tab/><text:tab/><text:tab/>},</text:p>
      <text:p text:style-name="P69"><text:tab/><text:tab/><text:tab/><text:tab/>{</text:p>
      <text:p text:style-name="P69"><text:tab/><text:tab/><text:tab/><text:tab/><text:tab/>“key”: 2,</text:p>
      <text:p text:style-name="P63"><text:span text:style-name="T35"><text:tab/><text:tab/><text:tab/><text:tab/><text:tab/>“</text:span><text:span text:style-name="T46">name</text:span><text:span text:style-name="T35">”: “Value2”</text:span></text:p>
      <text:p text:style-name="P69"><text:tab/><text:tab/><text:tab/><text:tab/>}</text:p>
      <text:p text:style-name="P69"><text:tab/><text:tab/><text:tab/>]</text:p>
      <text:p text:style-name="P69"><text:tab/><text:tab/>},</text:p>
      <text:p text:style-name="P69"><text:tab/><text:tab/>{</text:p>
      <text:p text:style-name="P63"><text:span text:style-name="T35"><text:tab/><text:tab/><text:tab/>“</text:span><text:span text:style-name="T46">name</text:span><text:span text:style-name="T44">”: “</text:span><text:span text:style-name="T45">Second half</text:span><text:span text:style-name="T44">”,</text:span></text:p>
      <text:p text:style-name="P69"><text:tab/><text:tab/><text:tab/>“values”: [</text:p>
      <text:p text:style-name="P69"><text:tab/><text:tab/><text:tab/><text:tab/>{</text:p>
      <text:p text:style-name="P63"><text:span text:style-name="T35"><text:tab/><text:tab/><text:tab/><text:tab/><text:tab/>“key”: </text:span><text:span text:style-name="T45">3</text:span><text:span text:style-name="T35">,</text:span></text:p>
      <text:p text:style-name="P63"><text:span text:style-name="T35"><text:tab/><text:tab/><text:tab/><text:tab/><text:tab/>“</text:span><text:span text:style-name="T46">name</text:span><text:span text:style-name="T35">”: “Value</text:span><text:span text:style-name="T45">3</text:span><text:span text:style-name="T35">”</text:span></text:p>
      <text:p text:style-name="P69"><text:tab/><text:tab/><text:tab/><text:tab/>},</text:p>
      <text:p text:style-name="P69"><text:tab/><text:tab/><text:tab/><text:tab/>{</text:p>
      <text:p text:style-name="P63"><text:span text:style-name="T35"><text:tab/><text:tab/><text:tab/><text:tab/><text:tab/>“key”: </text:span><text:span text:style-name="T45">4</text:span><text:span text:style-name="T35">,</text:span></text:p>
      <text:p text:style-name="P63"><text:span text:style-name="T35"><text:tab/><text:tab/><text:tab/><text:tab/><text:tab/>“</text:span><text:span text:style-name="T46">name</text:span><text:span text:style-name="T35">”: “Value</text:span><text:span text:style-name="T45">4</text:span><text:span text:style-name="T35">”</text:span></text:p>
      <text:p text:style-name="P69"><text:tab/><text:tab/><text:tab/><text:tab/>}</text:p>
      <text:p text:style-name="P69"><text:tab/><text:tab/><text:tab/>]</text:p>
      <text:p text:style-name="P69"><text:tab/><text:tab/>}</text:p>
      <text:p text:style-name="P69"><text:tab/>]</text:p>
      <text:h text:style-name="P70" text:outline-level="1">}</text:h>
      <text:h text:style-name="P72" text:outline-level="1">Reference: </text:h>
      <text:p text:style-name="P8"><text:span text:style-name="T1">Reference </text:span><text:span text:style-name="T75">specification is </text:span><text:span text:style-name="T1">changed to support multiple types of reference. This </text:span><text:span text:style-name="T19">causes the following changes on current Reference-object: </text:span></text:p>
      <text:p text:style-name="P8"><text:span text:style-name="T19">* A</text:span><text:span text:style-name="T1">dding </text:span><text:span text:style-name="T3">type</text:span><text:span text:style-name="T1">-</text:span><text:span text:style-name="T3">attribute</text:span><text:span text:style-name="T20"> </text:span><text:span text:style-name="T21">[</text:span><text:span text:style-name="T25">JSON</text:span><text:span text:style-name="T21">, DEPENDENCY, REVISIONABLE].</text:span></text:p>
      <text:p text:style-name="P8"><text:span text:style-name="T1">* </text:span><text:span text:style-name="T19">C</text:span><text:span text:style-name="T1">hanging targetType to </text:span><text:span text:style-name="T3">target</text:span></text:p>
      <text:p text:style-name="P8"><text:span text:style-name="T1">* </text:span><text:span text:style-name="T19">C</text:span><text:span text:style-name="T1">hanging valueField to </text:span><text:span text:style-name="T3">valuePath</text:span><text:span text:style-name="T1"> and titleField to </text:span><text:span text:style-name="T3">titlePath</text:span></text:p>
      <text:p text:style-name="P4">* approvedOnly <text:span text:style-name="T76">is related always to the reference it is in</text:span></text:p>
      <text:p text:style-name="P8"><text:span text:style-name="T1">* </text:span><text:span text:style-name="T19">A</text:span><text:span text:style-name="T1">ll </text:span><text:span text:style-name="T19">choices related to a referenc</text:span><text:span text:style-name="T1"> should be collected through ajax from now on. For example the series reference on study should be requested from server after study view has been rendered. </text:span></text:p>
      <text:p text:style-name="P1"/>
      <text:p text:style-name="P1">Meaning of <text:span text:style-name="T12">target</text:span><text:span text:style-name="T19">, </text:span><text:span text:style-name="T2">valuePath</text:span> and <text:span text:style-name="T2">titlePath</text:span> change based on reference type. <text:span text:style-name="T19">It might become desirable to polymorph Reference instead of having meaning of attributes change depending on type.</text:span></text:p>
      <text:p text:style-name="P34"/>
      <text:p text:style-name="P5"><text:span text:style-name="T74">It is possible that after some more refining and development the reference object will also contain an array of keys so that multiple values can be brought for display from the referenced end, not just the </text:span><text:span text:style-name="T11">titlePath</text:span><text:span text:style-name="T74"> and </text:span><text:span text:style-name="T11">valuePath</text:span><text:span text:style-name="T74">.</text:span></text:p>
      <text:p text:style-name="P46"/>
      <text:p text:style-name="P6"><text:span text:style-name="T75">Reference is always assumed to lead to a list of values for user to choose from (at least that is the main function) but if there's only a one value after reference's </text:span><text:span text:style-name="T13">valuePath</text:span><text:span text:style-name="T29"> has been processed then that value is always selected as default. If there are multiple values then no default value is ever chosen but instead user always needs to make a choice.</text:span></text:p>
      <text:p text:style-name="P28"/>
      <text:p text:style-name="P29">Here are some general guidelines about reference objects:</text:p>
      <text:p text:style-name="P29">* Revisionable references always point to revisionable-objects, not revisions. If the <text:span text:style-name="T76">reference</text:span> has set approvedOnly to true, then path is always checked against current approved revision (if present). If approvedOnly is false, then path is checked against latest revision.</text:p>
      <text:p text:style-name="P29">* Paths should always terminate at a single value, never with a collection or an object. Paths should not assume that there is any predetermined way to find a value that can be saved or displayed from a collection or an object.</text:p>
      <text:p text:style-name="P7"><text:span text:style-name="T30">* If a path contains a json-array or container field then it is assumed that all objects in that array or container are iterated over for the </text:span><text:span text:style-name="T31">next element in the path. If it becomes a requirement that for example the first object or row should be specifically referenced then a special syntax needs to be defined.</text:span></text:p>
      <text:p text:style-name="P7"><text:span text:style-name="T31">* </text:span><text:span text:style-name="T32">If a path matches multiple results but single result is expected (such as titlePath terminating on a container field) then first match is returned (for containers this is the first row in rows array).</text:span></text:p>
      <text:p text:style-name="P1"/>
      <text:p text:style-name="P8"><text:span text:style-name="T3">REVISIONABLE</text:span><text:span text:style-name="T1">:</text:span></text:p>
      <text:p text:style-name="P33">This is what Reference does at the moment.</text:p>
      <text:p text:style-name="P9"><text:span text:style-name="T33">Since this reference type is meant as a unidirectional one to one relation between two revisionable objects we can make the assumption that joining value is RevisionData.key.id. This means that </text:span><text:span text:style-name="T4">valuePath</text:span><text:span text:style-name="T33"> is not a required (or desired) attribute on REVISIONABLE type references.</text:span></text:p>
      <text:p text:style-name="P35"/>
      <text:p text:style-name="P9"><text:span text:style-name="T33">For </text:span><text:span text:style-name="T4">titlePath</text:span><text:span text:style-name="T33"> the r</text:span><text:span text:style-name="T1">oot object is fields</text:span><text:span text:style-name="T33">-map on RevisionData</text:span><text:span text:style-name="T1"> (latest revision or latest approved revision depending on the </text:span><text:span text:style-name="T3">approvedOnly</text:span><text:span text:style-name="T1"> attribute on </text:span><text:span text:style-name="T76">this reference</text:span><text:span text:style-name="T1">).</text:span></text:p>
      <text:p text:style-name="P36"/>
      <text:p text:style-name="P36">This type of reference is saved either as a SavedDataField or a SavedReference depending on if it's a single reference (for example a CHOICE-field) or if it's a REFERENCECONTAINER.</text:p>
      <text:p text:style-name="P37"/>
      <text:p text:style-name="P37">Since there is also going to be bidirectional references between revisionable objects it might be a requirement in the future that there is a join table and those bidirectional references link to that join <text:soft-page-break/>table instead of directly linking to another revisionable object. This problem remains to be solved at later date.</text:p>
      <text:p text:style-name="P37"/>
      <text:p text:style-name="P9"><text:span text:style-name="T11">Revisionable reference example</text:span><text:span text:style-name="T1">: </text:span></text:p>
      <text:p text:style-name="P10"><text:span text:style-name="T1"><text:tab/></text:span><text:span text:style-name="T34">"series_ref": {</text:span></text:p>
      <text:p text:style-name="P38"><text:tab/><text:tab/>"key": "series_ref",</text:p>
      <text:p text:style-name="P38"><text:tab/><text:tab/>"type": "REVISIONABLE",</text:p>
      <text:p text:style-name="P38"><text:tab/><text:tab/>"target": "SERIES",</text:p>
      <text:p text:style-name="P38"><text:tab/><text:tab/>"titlePath": "seriesname"</text:p>
      <text:p text:style-name="P38"><text:tab/>}</text:p>
      <text:p text:style-name="P1"/>
      <text:p text:style-name="P10"><text:span text:style-name="T9">JSON</text:span><text:span text:style-name="T1">:</text:span></text:p>
      <text:p text:style-name="P11"><text:span text:style-name="T48">Used to collect a single JSON-object from a </text:span><text:span text:style-name="T51">list of</text:span><text:span text:style-name="T48"> </text:span><text:span text:style-name="T51">miscellaneous json data (see specification of miscellaneous json -file earlier in this document)</text:span><text:span text:style-name="T48">. Assumption </text:span><text:span text:style-name="T51">is</text:span><text:span text:style-name="T48"> made that if there's only one </text:span><text:span text:style-name="T50">json-object inside the data array then that one is used, this way if it's found that there's only one possibility in the file then that can be selected on default and user doesn't need to make any decisions considering the object.</text:span></text:p>
      <text:p text:style-name="P37"/>
      <text:p text:style-name="P12"><text:span text:style-name="T51">Value of </text:span><text:span text:style-name="T6">t</text:span><text:span text:style-name="T3">arget</text:span><text:span text:style-name="T1"> should be the key of the referenced MISC_JSON.</text:span></text:p>
      <text:p text:style-name="P12"><text:span text:style-name="T1">Root object for </text:span><text:span text:style-name="T3">valuePath</text:span><text:span text:style-name="T20"> </text:span><text:span text:style-name="T22">is the data-array in miscellaneous json file selected using </text:span><text:span text:style-name="T6">target</text:span><text:span text:style-name="T22">.</text:span></text:p>
      <text:p text:style-name="P12"><text:span text:style-name="T51">Root object for </text:span><text:span text:style-name="T3">titlePath</text:span><text:span text:style-name="T1"> is the </text:span><text:span text:style-name="T51">json-object selected using </text:span><text:span text:style-name="T6">valuePath</text:span><text:span text:style-name="T1">.</text:span></text:p>
      <text:p text:style-name="P14"/>
      <text:p text:style-name="P23"><text:span text:style-name="T51">Here is an exmaple configuration for </text:span><text:span text:style-name="T73">JSON</text:span><text:span text:style-name="T51">-reference that is used in a </text:span><text:span text:style-name="T71">REFERENE-type </text:span><text:span text:style-name="T51">choicelist. </text:span><text:span text:style-name="T71">This gives the user an opportunity to select between the lists defined in miscellaneous json-file example.</text:span></text:p>
      <text:p text:style-name="P13"><text:span text:style-name="T74">Json</text:span><text:span text:style-name="T51"> reference example 1 (targeting miscellaneous json-file example </text:span><text:span text:style-name="T71">1</text:span><text:span text:style-name="T51">):</text:span></text:p>
      <text:p text:style-name="P12"><text:span text:style-name="T22"><text:tab/></text:span><text:span text:style-name="T37">"</text:span><text:span text:style-name="T38">lists</text:span><text:span text:style-name="T37">_ref</text:span><text:span text:style-name="T42">1</text:span><text:span text:style-name="T37">": {</text:span></text:p>
      <text:p text:style-name="P12"><text:span text:style-name="T37"><text:tab/><text:tab/>"key": "</text:span><text:span text:style-name="T38">lists</text:span><text:span text:style-name="T37">_ref</text:span><text:span text:style-name="T42">1</text:span><text:span text:style-name="T37">",</text:span></text:p>
      <text:p text:style-name="P12"><text:span text:style-name="T37"><text:tab/><text:tab/>"type": "</text:span><text:span text:style-name="T41">JSON</text:span><text:span text:style-name="T37">",</text:span></text:p>
      <text:p text:style-name="P12"><text:span text:style-name="T37"><text:tab/><text:tab/>"target": "</text:span><text:span text:style-name="T38">lists</text:span><text:span text:style-name="T39">1</text:span><text:span text:style-name="T37">",</text:span></text:p>
      <text:p text:style-name="P12"><text:span text:style-name="T37"><text:tab/><text:tab/>"valuePath": "</text:span><text:span text:style-name="T38">key</text:span><text:span text:style-name="T37">",</text:span></text:p>
      <text:p text:style-name="P12"><text:span text:style-name="T37"><text:tab/><text:tab/>"titlePath": "</text:span><text:span text:style-name="T40">name</text:span><text:span text:style-name="T37">"</text:span></text:p>
      <text:p text:style-name="P39"><text:tab/>}</text:p>
      <text:p text:style-name="P31"><text:span text:style-name="T71">This example would provide the user with a selection between values [</text:span><text:span text:style-name="T14">list1</text:span><text:span text:style-name="T52">, </text:span><text:span text:style-name="T14">list2]</text:span><text:span text:style-name="T52"> with the actual texts shown on ui being [</text:span><text:span text:style-name="T14">List 1, </text:span><text:span text:style-name="T17">List 2</text:span><text:span text:style-name="T60">]. Selection titles are collected from the json-objects returned from </text:span><text:span text:style-name="T68">valuePath</text:span><text:span text:style-name="T60"> search, so every time an object is found using </text:span><text:span text:style-name="T68">valuePath </text:span><text:span text:style-name="T60">then that object is checked for a value matching </text:span><text:span text:style-name="T68">titlePath</text:span><text:span text:style-name="T60">. If no value is found or if </text:span><text:span text:style-name="T68">titlePath</text:span><text:span text:style-name="T60"> is not defined then the value at </text:span><text:span text:style-name="T68">valuePath</text:span><text:span text:style-name="T60"> is used instead.</text:span></text:p>
      <text:p text:style-name="P1"/>
      <text:p text:style-name="P2"><text:span text:style-name="T71">There is however no restriction on </text:span><text:span text:style-name="T7">valuePath </text:span><text:span text:style-name="T23">so that it should terminate on the root level of the objects in the data-array. Here's an example configuration that gives the user four values to choose from but when the miscellaneous json -file is queried for the selected value only one of two json-objects is returned. This reference is again used in a choicelist to provide user with selections.</text:span></text:p>
      <text:p text:style-name="P22"/>
      <text:p text:style-name="P15"><text:span text:style-name="T74">Json</text:span> reference example 2 (targeting miscellaneous json-file example 2):</text:p>
      <text:p text:style-name="P24"><text:span text:style-name="T71"><text:tab/></text:span><text:span text:style-name="T36">"</text:span><text:span text:style-name="T38">lists</text:span><text:span text:style-name="T36">_ref</text:span><text:span text:style-name="T42">2</text:span><text:span text:style-name="T36">": {</text:span></text:p>
      <text:p text:style-name="P31"><text:span text:style-name="T37"><text:tab/><text:tab/>"key": "</text:span><text:span text:style-name="T38">lists</text:span><text:span text:style-name="T37">_ref</text:span><text:span text:style-name="T42">2</text:span><text:span text:style-name="T37">",</text:span></text:p>
      <text:p text:style-name="P31"><text:span text:style-name="T37"><text:tab/><text:tab/>"type": "</text:span><text:span text:style-name="T41">JSON</text:span><text:span text:style-name="T37">",</text:span></text:p>
      <text:p text:style-name="P31"><text:span text:style-name="T37"><text:tab/><text:tab/>"target": "</text:span><text:span text:style-name="T38">lists</text:span><text:span text:style-name="T39">2</text:span><text:span text:style-name="T37">",</text:span></text:p>
      <text:p text:style-name="P31"><text:span text:style-name="T37"><text:tab/><text:tab/>"valuePath": "</text:span><text:span text:style-name="T39">values.key</text:span><text:span text:style-name="T37">",</text:span></text:p>
      <text:p text:style-name="P31"><text:span text:style-name="T37"><text:tab/><text:tab/>"titlePath": "</text:span><text:span text:style-name="T40">name</text:span><text:span text:style-name="T37">"</text:span></text:p>
      <text:p text:style-name="P41"><text:tab/>}</text:p>
      <text:p text:style-name="P57"><text:soft-page-break/></text:p>
      <text:p text:style-name="P31"><text:span text:style-name="T71">This example would provide the user with a selection between values [</text:span><text:span text:style-name="T14">1, 2, 3, 4</text:span><text:span text:style-name="T52">] with the actual text shown on ui being [</text:span><text:span text:style-name="T14">Value1, Value2, Value3, Value4</text:span><text:span text:style-name="T52">]. </text:span><text:span text:style-name="T53">Again selection titles are collected from the json-objects returned from </text:span><text:span text:style-name="T69">valuePath</text:span><text:span text:style-name="T61"> but since </text:span><text:span text:style-name="T69">valuePath</text:span><text:span text:style-name="T61"> returns an object inside the </text:span><text:span text:style-name="T18">values</text:span><text:span text:style-name="T61"> array instead of an object inside the </text:span><text:span text:style-name="T18">data</text:span><text:span text:style-name="T61"> array that object is used as the root for </text:span><text:span text:style-name="T69">titlePath</text:span><text:span text:style-name="T61"> instead.</text:span></text:p>
      <text:p text:style-name="P56"/>
      <text:p text:style-name="P3"><text:span text:style-name="T72">As mentioned before in the actual miscellaneous file specification if any of the values pointed to by </text:span><text:span text:style-name="T8">valuePath</text:span><text:span text:style-name="T24"> are not unique then when the saved value (for example user selection in dropdown menu) is saved and the json-file is queried for an object with that value in the </text:span><text:span text:style-name="T8">valuePath</text:span><text:span text:style-name="T24">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32"><text:span text:style-name="T3">DEPENDENCY</text:span><text:span text:style-name="T1">:</text:span></text:p>
      <text:p text:style-name="P43">This type of reference is used to collect or select values defined <text:span text:style-name="T74">and limited </text:span>by another reference.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current document and that field defines the scope from where the dependency values are selected of collected.</text:p>
      <text:p text:style-name="P43"/>
      <text:p text:style-name="P45"><text:span text:style-name="T73">For dependency reference the </text:span><text:span text:style-name="T9">target</text:span><text:span text:style-name="T25"> attribute defines the dependency field used to collect values. </text:span><text:span text:style-name="T26">The value in </text:span><text:span text:style-name="T10">target</text:span><text:span text:style-name="T26"> should be a field key present in the configuration where the dependency reference is defined. Type of the dependency field defines what is the root for </text:span><text:span text:style-name="T10">valuePath</text:span><text:span text:style-name="T26"> or on general how </text:span><text:span text:style-name="T10">valuePath</text:span><text:span text:style-name="T26"> is used. </text:span><text:span text:style-name="T28">If dependency references target is a field that can appear several times throughout the RevisionData (basically if the field is marked as a subfield) then the closest point where it should appear in relation to the dependency reference field is used (usually the same row in a container).</text:span></text:p>
      <text:p text:style-name="P27"/>
      <text:p text:style-name="P47">Dependency field is a REVISIONABLE reference</text:p>
      <text:p text:style-name="P50">This case is quite simple in the sense that revisionable reference always returns one and only one revisionable object. This case is meant to query values from another revisionable object and this means that valuePath can be thought to act just like target field but instead of targeting a field in this RevisionableData for dependency it will target a field in the RevisionableData returned by the revisionable reference instead. This case will most likely be implemented in a very limited way.</text:p>
      <text:p text:style-name="P27"/>
      <text:p text:style-name="P20">Dependency field is a JSON reference</text:p>
      <text:p text:style-name="P44"><text:span text:style-name="T27">Let's assume that we have a CHOICE field called listSelection and the choicelist it uses is of type REFERENCE and it uses the “lists_ref2” reference from </text:span><text:span text:style-name="T11">misc reference exmaple 2</text:span><text:span text:style-name="T27">. Let's also assume that we have another field called valueSelect which is also a CHOICE field and the choicelist is of type REFERENCE with the followind example as its reference.</text:span></text:p>
      <text:p text:style-name="P21"/>
      <text:p text:style-name="P21">Dependency reference example 1 (targeting a JSON reference field):</text:p>
      <text:p text:style-name="P25"><text:span text:style-name="T74"><text:tab/></text:span><text:span text:style-name="T47">“value_ref1”: {</text:span></text:p>
      <text:p text:style-name="P42"><text:tab/><text:tab/>“key”: “value_ref1”,</text:p>
      <text:p text:style-name="P42"><text:tab/><text:tab/>“type”: “DEPENDENCY”,</text:p>
      <text:p text:style-name="P42"><text:tab/><text:tab/>“target”: “listSelection”,</text:p>
      <text:p text:style-name="P42"><text:tab/><text:tab/>“valuePath”: “values.key”,</text:p>
      <text:p text:style-name="P42"><text:tab/><text:tab/>“titlePath”: “name”</text:p>
      <text:p text:style-name="P42"><text:tab/>}</text:p>
      <text:p text:style-name="P30"/>
      <text:p text:style-name="P26"><text:span text:style-name="T74">In this example case the system will detect that listSelection uses a JSON reference at its core. </text:span><text:soft-page-break/><text:span text:style-name="T74">When dependency targets a JSON reference then the root object for that dependency is the json-object from the data-array in the misc_json file that is found using the value and reference in target field. So in this case even though the user selects between values [</text:span><text:span text:style-name="T15">1, 2, 3, 4</text:span><text:span text:style-name="T54">] while selecting from listSelection dropdown the root object for the dependency reference will be either the json-object containing values [</text:span><text:span text:style-name="T15">1, 2</text:span><text:span text:style-name="T54">] or the one containing values [</text:span><text:span text:style-name="T15">3, 4</text:span><text:span text:style-name="T54">]. </text:span><text:span text:style-name="T55">To repeat, dependency reference depending on json reference will use the object found directly from data-array in misc json -file as its root object. This behavior is most apparent in that if we change the reference on the choicelist for listSelection from “lists_ref2” to “lists_ref1” the selection that user makes with valueSelect doesn't change at all.</text:span></text:p>
      <text:p text:style-name="P51"/>
      <text:p text:style-name="P26"><text:span text:style-name="T55">So in this example if the user has selected the object containing values [</text:span><text:span text:style-name="T16">1, 2</text:span><text:span text:style-name="T55">] for listSelect field, then valueSelect dropdown should countain selection between values [</text:span><text:span text:style-name="T16">1,2</text:span><text:span text:style-name="T55">] with title [</text:span><text:span text:style-name="T16">Value1, Value2</text:span><text:span text:style-name="T55">]. As with json reference the </text:span><text:span text:style-name="T70">titlePath</text:span><text:span text:style-name="T55"> is related to the object returned by </text:span><text:span text:style-name="T70">valuePath</text:span><text:span text:style-name="T55">.</text:span></text:p>
      <text:p text:style-name="P51"/>
      <text:p text:style-name="P52">A quick additional example of a field that should contain automatically the value of “name” attribute on the json-object selected with listSelection dropdown.</text:p>
      <text:p text:style-name="P48"/>
      <text:p text:style-name="P48">Dependency reference example 2 (targeting JSON reference field):</text:p>
      <text:p text:style-name="P16"><text:span text:style-name="T62"><text:tab/></text:span><text:span text:style-name="T43">“name_ref”: {</text:span></text:p>
      <text:p text:style-name="P40"><text:tab/><text:tab/>“key”: “name_ref”,</text:p>
      <text:p text:style-name="P40"><text:tab/><text:tab/>“type”: “DEPENDENCY”,</text:p>
      <text:p text:style-name="P40"><text:tab/><text:tab/>“target”: “listSelection”,</text:p>
      <text:p text:style-name="P40"><text:tab/><text:tab/>“valuePath”: “name”</text:p>
      <text:p text:style-name="P40"><text:tab/>}</text:p>
      <text:p text:style-name="P52"/>
      <text:p text:style-name="P16"><text:span text:style-name="T62">Since we saw in the previous example that targeting listSelection with dependency reference will give one of the objects in data-array (in this case still </text:span><text:span text:style-name="T56">miscellaneous json-data example 2</text:span><text:span text:style-name="T62">) then giving </text:span><text:span text:style-name="T56">valuePath</text:span><text:span text:style-name="T62"> as “name” will only find one possible value, either “First half” or “Second half” depending on which value the user has selected from listSelection. However if we want to show this value on UI or to save it to RevisionData and to keep it up to date there has to be some mechanism to automate fetching of the value every time the value in its dependency field changes. No such mechanism is design at the moment but temporary designs can be used as a hardcoded case by case implementation when necessary.</text:span></text:p>
      <text:p text:style-name="P52"/>
      <text:p text:style-name="P49">Dependency field is not a reference field</text:p>
      <text:p text:style-name="P17"><text:span text:style-name="T63">These following cases </text:span><text:span text:style-name="T64">are implemented as they are needed, since there are many possible combinations.</text:span></text:p>
      <text:p text:style-name="P53"/>
      <text:p text:style-name="P54">The dependency field should most likely never be a subfield directly but should always be restricted to a certain container (meaning that the reference shouldn't be ambiguous between multiple containers).</text:p>
      <text:p text:style-name="P54"/>
      <text:p text:style-name="P54">It is questionable should the dependency field ever be a straight up CONTAINER since this would mean that you want to select between rows. This case might come up in the future however so it might be a requirement.</text:p>
      <text:p text:style-name="P54"/>
      <text:p text:style-name="P54">If the dependency field is not a subfield, is not a container and is not a reference container (meaning that it will have one and only one value in RevisionData) then it's just a straight forward value copy. How this is enforced, especially if it needs to be immediate and dynamic, is not in the scope of this specification.</text:p>
      <text:p text:style-name="P54"/>
      <text:p text:style-name="P18"><text:span text:style-name="T65">If the dependency field is a reference container then the </text:span><text:span text:style-name="T57">value</text:span><text:span text:style-name="T58">Path</text:span><text:span text:style-name="T65"> should </text:span><text:span text:style-name="T66">be either 'reference' or </text:span><text:soft-page-break/><text:span text:style-name="T66">'rowId'. This will tell the system if the saved value for this reference is the rowId of the selected reference or the actual, most current, value inside the SavedReference object</text:span><text:span text:style-name="T65">. The user is expected to select between the references present in the referen</text:span><text:span text:style-name="T67">c</text:span><text:span text:style-name="T65">e container. Since reference container always includes a reference-object defining what the rows reference then if </text:span><text:span text:style-name="T59">titlePath</text:span><text:span text:style-name="T65"> is present on the dependency reference object it can be seen as pointing to the object found by each rows reference. These objects can be handled as per the rules defined in this document to find a displayable text for the dependency reference.</text:span></text:p>
      <text:p text:style-name="P55"/>
      <text:p text:style-name="P19"><text:span text:style-name="T66">If the dependency field points to a field in a container (as mentioned earlier it most likely should be defined as a field in one specific container even if it appears in multiple containers) then the handling is again quite simple. The dependency reference will most likely be saved as a rowId and displayed text will be the actual fields content. This means that if you are referencing a single value field inside a container there is no need for a </text:span><text:span text:style-name="T57">valuePath</text:span><text:span text:style-name="T66"> or a </text:span><text:span text:style-name="T57">titlePath</text:span><text:span text:style-name="T66"> since meaning of both can not change in this in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04-14T10:20:02</dc:date>
    <dc:creator>Lasse Kulmala</dc:creator>
    <meta:editing-duration>PT6H23M21S</meta:editing-duration>
    <meta:editing-cycles>12</meta:editing-cycles>
    <meta:generator>LibreOffice/4.0.2.2$Linux_X86_64 LibreOffice_project/400m0$Build-2</meta:generator>
    <meta:document-statistic meta:table-count="0" meta:image-count="0" meta:object-count="0" meta:page-count="8" meta:paragraph-count="163" meta:word-count="2593" meta:character-count="16100" meta:non-whitespace-character-count="13402"/>
  </office:meta>
</office:document-meta>
</file>